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itle" style:master-page-name="MP0" style:family="paragraph">
      <style:paragraph-properties fo:break-before="page"/>
    </style:style>
    <style:style style:name="P2" style:parent-style-name="Normal" style:family="paragraph">
      <style:paragraph-properties fo:text-align="justify" fo:text-indent="0.4916in"/>
    </style:style>
    <style:style style:name="P3" style:parent-style-name="Textbody" style:family="paragraph">
      <style:paragraph-properties fo:text-align="center"/>
    </style:style>
    <style:style style:name="P4" style:parent-style-name="Textbody" style:family="paragraph">
      <style:paragraph-properties fo:text-align="center"/>
    </style:style>
  </office:automatic-styles>
  <office:body>
    <office:text text:use-soft-page-breaks="true">
      <text:p text:style-name="P1">Declaração de Cartão Danificado ou Inutilizado</text:p>
      <text:p text:style-name="Title"> </text:p>
      <text:p text:style-name="Textbody"> </text:p>
      <text:p text:style-name="P2">Eu, FULANO DE TAL, número de CPF 111.111.111-11, declaro que por motivo de dano, queima ou mal funcionamento do cartão do passe livre estudantil em minha<text:s/>posse, solicito a autoridade gestora do STPC/DF (Sistema de Transporte Público Coletivo do Distrito Federal), a saber, Transporte Urbano do Distrito Federal (DFTRANS) a emissão de nova via do referido cartão, arcando eu com os devidos ônus constantes dos dispositivos legais referentes.</text:p>
      <text:p text:style-name="Textbody"> </text:p>
      <text:p text:style-name="P3">________________________________</text:p>
      <text:p text:style-name="P4">Assinatura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itle" style:display-name="Title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Liberation Sans" style:font-name-asian="Microsoft YaHei" fo:font-weight="bold" style:font-weight-asian="bold" style:font-weight-complex="bold" fo:font-size="28pt" style:font-size-asian="28pt" style:font-size-complex="2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ARTUR</dc:creator>
    <meta:creation-date>2016-03-09T18:36:00Z</meta:creation-date>
    <dc:date>2016-03-14T18:56:00Z</dc:date>
    <meta:template xlink:href="Normal" xlink:type="simple"/>
    <meta:editing-cycles>5</meta:editing-cycles>
    <meta:editing-duration>PT120S</meta:editing-duration>
    <meta:document-statistic meta:page-count="1" meta:paragraph-count="1" meta:word-count="84" meta:character-count="538" meta:row-count="3" meta:non-whitespace-character-count="455"/>
  </office:meta>
</office:document-meta>
</file>